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4">
      <style:paragraph-properties fo:text-align="start" style:justify-single-word="false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5">
      <style:text-properties fo:font-weight="normal" style:font-weight-asian="normal" style:font-weight-complex="normal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1">
      <style:text-properties style:text-underline-style="solid" style:text-underline-width="auto" style:text-underline-color="font-color"/>
    </style:style>
    <style:style style:name="P18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19" style:family="paragraph" style:parent-style-name="Standard"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7109634356092430177" text:style-name="L1">
        <text:list-item>
          <text:p text:style-name="P10"><text:a xlink:type="simple" xlink:href="http://www.reading-buses.co.uk/">http://www.reading-buses.co.uk/</text:a> </text:p>
        </text:list-item>
      </text:list>
      <text:p text:style-name="Standard"/>
      <text:list xml:id="list21312963" text:continue-numbering="true" text:style-name="L1">
        <text:list-item>
          <text:p text:style-name="P10"><text:a xlink:type="simple" xlink:href="https://tfl.gov.uk/maps/bus">https://tfl.gov.uk/maps/bus</text:a> </text:p>
        </text:list-item>
      </text:list>
      <text:p text:style-name="Standard"/>
      <text:list xml:id="list21316790" text:continue-numbering="true" text:style-name="L1">
        <text:list-item>
          <text:p text:style-name="P10"><text:a xlink:type="simple" xlink:href="http://www.metrolink.co.uk/Pages/default.aspx">http://www.metrolink.co.uk/Pages/default.aspx</text:a> </text:p>
        </text:list-item>
      </text:list>
      <text:p text:style-name="Standard"/>
      <text:list xml:id="list21301475" text:continue-numbering="true" text:style-name="L1">
        <text:list-item>
          <text:p text:style-name="P11"><text:a xlink:type="simple" xlink:href="http://www.ratb.ro/">http://www.ratb.ro/</text:a> </text:p>
        </text:list-item>
      </text:list>
      <text:p text:style-name="Standard"/>
      <text:list xml:id="list21309507" text:continue-numbering="true" text:style-name="L1">
        <text:list-item>
          <text:p text:style-name="P11"><text:a xlink:type="simple" xlink:href="http://nxbus.co.uk/the-metro/">http://nxbus.co.uk/the-metro/</text:a> </text:p>
        </text:list-item>
      </text:list>
      <text:p text:style-name="Standard"/>
      <text:list xml:id="list21301661" text:continue-numbering="true" text:style-name="L1">
        <text:list-item>
          <text:p text:style-name="P10"><text:a xlink:type="simple" xlink:href="http://www.networkwestmidlands.com/ways-to-travel/tram/">http://www.networkwestmidlands.com/ways-to-travel/tram/</text:a> (responsive part)</text:p>
        </text:list-item>
      </text:list>
      <text:p text:style-name="Standard"><text:s/></text:p>
      <text:p text:style-name="Standard"/>
      <text:p text:style-name="Standard"/>
      <text:list xml:id="list21323153" text:continue-numbering="true" text:style-name="L1">
        <text:list-item>
          <text:p text:style-name="P10"><text:a xlink:type="simple" xlink:href="https://www.thetrainline.com/buytickets/">https://www.thetrainline.com/buytickets/</text:a> - the buy tickets menu</text:p>
        </text:list-item>
      </text:list>
      <text:p text:style-name="Standard"/>
      <text:list xml:id="list21304937" text:continue-numbering="true" text:style-name="L1">
        <text:list-item>
          <text:p text:style-name="P10"><text:a xlink:type="simple" xlink:href="https://www.arrivabus.co.uk/journeyplanner/query/en?OK#focus">https://www.arrivabus.co.uk/journeyplanner/query/en?OK#focus</text:a> -&gt; stations list</text:p>
        </text:list-item>
      </text:list>
      <text:p text:style-name="P4"/>
      <text:p text:style-name="P4"/>
      <text:p text:style-name="P9"><text:tab/>TOP SECTION</text:p>
      <text:p text:style-name="P9"/>
      <text:list xml:id="list4073543404669683382" text:style-name="L2">
        <text:list-item>
          <text:p text:style-name="P13">For the Register and Login buttons, created pages that appear on the entire screen, just like in the Airport website, where you have the flights details window</text:p>
        </text:list-item>
      </text:list>
      <text:p text:style-name="P9"/>
      <text:p text:style-name="P9"/>
      <text:p text:style-name="P9"><text:tab/>FOOTER SECTION</text:p>
      <text:p text:style-name="P6"/>
      <text:list xml:id="list3426544771732767246" text:style-name="L3">
        <text:list-item>
          <text:p text:style-name="P14">Add a section with: About Us, Private Policy, Accessibility, Safety, Passenger Rights etc.</text:p>
        </text:list-item>
      </text:list>
      <text:p text:style-name="P9"/>
      <text:p text:style-name="P9"/>
      <text:p text:style-name="P4"/>
      <text:list xml:id="list3572576170918396937" text:style-name="L4">
        <text:list-item>
          <text:p text:style-name="P12">Use Transport for London website</text:p>
        </text:list-item>
      </text:list>
      <text:p text:style-name="Standard"/>
      <text:list xml:id="list21313472" text:continue-list="list21304937" text:style-name="L1">
        <text:list-item>
          <text:p text:style-name="P10">Route details will have: Stations list, the route of a bus, details of a station, timetable etc.</text:p>
        </text:list-item>
      </text:list>
      <text:p text:style-name="Standard"/>
      <text:list xml:id="list21295709" text:continue-numbering="true" text:style-name="L1">
        <text:list-item>
          <text:p text:style-name="P16">Maybe add some cookies</text:p>
        </text:list-item>
      </text:list>
      <text:p text:style-name="Standard"/>
      <text:list xml:id="list21307419" text:continue-numbering="true" text:style-name="L1">
        <text:list-item>
          <text:p text:style-name="P10">Make the Responsive part as you work on it, do not leave it for the end</text:p>
        </text:list-item>
      </text:list>
      <text:p text:style-name="P1"/>
      <text:list xml:id="list21303775" text:continue-numbering="true" text:style-name="L1">
        <text:list-item>
          <text:p text:style-name="P17">Make a detailed ticket purchase form</text:p>
        </text:list-item>
      </text:list>
      <text:p text:style-name="P7"/>
      <text:list xml:id="list21319823" text:continue-numbering="true" text:style-name="L1">
        <text:list-item>
          <text:p text:style-name="P18">Use &lt;label&gt;, never placeholder to replace a label</text:p>
        </text:list-item>
      </text:list>
      <text:p text:style-name="P1"/>
      <text:list xml:id="list21301706" text:continue-numbering="true" text:style-name="L1">
        <text:list-item>
          <text:p text:style-name="P10">Find a suitable color for the button menu, add social icons, the logo, a search bar and a login/sign-up menu</text:p>
        </text:list-item>
      </text:list>
      <text:p text:style-name="Standard"/>
      <text:p text:style-name="Standard"/>
      <text:p text:style-name="P1"/>
      <text:p text:style-name="P3"><text:span text:style-name="T1"><text:tab/></text:span>ROUTES page</text:p>
      <text:p text:style-name="P8"/>
      <text:list xml:id="list8481873527802455720" text:style-name="L5">
        <text:list-item>
          <text:p text:style-name="P15"><text:soft-page-break/>a list with all bus numbers (you have it on the front page)</text:p>
        </text:list-item>
      </text:list>
      <text:p text:style-name="P5"/>
      <text:list xml:id="list21310151" text:continue-numbering="true" text:style-name="L5">
        <text:list-item>
          <text:p text:style-name="P15">when you click on the bus number, it will show you the stations it has</text:p>
        </text:list-item>
      </text:list>
      <text:p text:style-name="P5"/>
      <text:list xml:id="list21306487" text:continue-numbering="true" text:style-name="L5">
        <text:list-item>
          <text:p text:style-name="P15">when you click a station it will show you information about the station (timetable, what other buses pass through that station)</text:p>
        </text:list-item>
      </text:list>
      <text:p text:style-name="P5"/>
      <text:list xml:id="list21322095" text:continue-numbering="true" text:style-name="L5">
        <text:list-item>
          <text:p text:style-name="P15">make also a timetable file with the hours of each bus</text:p>
        </text:list-item>
      </text:list>
      <text:p text:style-name="P8"/>
      <text:p text:style-name="P2"/>
      <text:p text:style-name="P3"><text:span text:style-name="T1"><text:tab/></text:span>TO TRANSLATE</text:p>
      <text:p text:style-name="P2"/>
      <text:p text:style-name="P2"/>
      <text:list xml:id="list8638990171010649697" text:style-name="L6">
        <text:list-item>
          <text:p text:style-name="P20">Button menu: Home, Fares and Tickets, Offers, Jobs, About Us, Contact</text:p>
        </text:list-item>
      </text:list>
      <text:p text:style-name="P19"/>
      <text:list xml:id="list21298341" text:continue-numbering="true" text:style-name="L6">
        <text:list-item>
          <text:p text:style-name="P20">Seacrh Bar with a button that says: SEARCH</text:p>
        </text:list-item>
      </text:list>
      <text:p text:style-name="P19"/>
      <text:list xml:id="list21304353" text:continue-numbering="true" text:style-name="L6">
        <text:list-item>
          <text:p text:style-name="P20">Back button with BACK</text:p>
        </text:list-item>
      </text:list>
      <text:p text:style-name="P19"/>
      <text:list xml:id="list21322771" text:continue-numbering="true" text:style-name="L6">
        <text:list-item>
          <text:p text:style-name="P20">Textul BUSES above the buses list 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2M43S</meta:editing-duration>
    <meta:editing-cycles>118</meta:editing-cycles>
    <meta:generator>OpenOffice/4.0.1$Win32 OpenOffice.org_project/401m5$Build-9714</meta:generator>
    <dc:date>2016-10-05T01:13:07.46</dc:date>
    <dc:creator>Vlad Mocanu</dc:creator>
    <meta:document-statistic meta:table-count="0" meta:image-count="0" meta:object-count="0" meta:page-count="2" meta:paragraph-count="30" meta:word-count="257" meta:character-count="1590"/>
    <meta:user-defined meta:name="Info 1"/>
    <meta:user-defined meta:name="Info 2"/>
    <meta:user-defined meta:name="Info 3"/>
    <meta:user-defined meta:name="Info 4"/>
  </office:meta>
</office:document-meta>
</file>